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2893" officeooo:paragraph-rsid="00142893"/>
    </style:style>
    <style:style style:name="P2" style:family="paragraph" style:parent-style-name="Standard" style:list-style-name="L1">
      <style:text-properties officeooo:rsid="00142893" officeooo:paragraph-rsid="00142893"/>
    </style:style>
    <style:style style:name="P3" style:family="paragraph" style:parent-style-name="Standard">
      <style:text-properties officeooo:paragraph-rsid="00142893"/>
    </style:style>
    <style:style style:name="T1" style:family="text">
      <style:text-properties officeooo:rsid="001428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щиты:</text:p>
      <text:list xml:id="list5776334859189115233" text:style-name="L1">
        <text:list-item>
          <text:p text:style-name="P2">от КЗ</text:p>
        </text:list-item>
        <text:list-item>
          <text:p text:style-name="P2">от разряда</text:p>
        </text:list-item>
        <text:list-item>
          <text:p text:style-name="P2">&gt; 10 сек</text:p>
        </text:list-item>
        <text:list-item>
          <text:p text:style-name="P2">от перегрева</text:p>
        </text:list-item>
      </text:list>
      <text:p text:style-name="P1"/>
      <text:p text:style-name="P3"><text:span text:style-name="T1">Датчик тока — </text:span>ACS712 <text:span text:style-name="T1">(опц. с шунтом)</text:span></text:p>
      <text:p text:style-name="P1">варипых</text:p>
      <text:p text:style-name="P1">ИОН на 3.3 в</text:p>
      <text:p text:style-name="P1">мосфет + бутстреп на «+»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2:42:58.251723454</meta:creation-date>
    <dc:date>2018-07-29T22:47:40.065133738</dc:date>
    <meta:editing-duration>PT4M42S</meta:editing-duration>
    <meta:editing-cycles>1</meta:editing-cycles>
    <meta:document-statistic meta:table-count="0" meta:image-count="0" meta:object-count="0" meta:page-count="1" meta:paragraph-count="9" meta:word-count="30" meta:character-count="125" meta:non-whitespace-character-count="107"/>
    <meta:generator>LibreOffice/5.2.7.2$Linux_X86_64 LibreOffice_project/20m0$Build-2</meta:generator>
  </office:meta>
</office:document-meta>
</file>